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3.393cm"/>
    </style:style>
    <style:style style:name="co3" style:family="table-column">
      <style:table-column-properties fo:break-before="auto" style:column-width="31.732cm"/>
    </style:style>
    <style:style style:name="co4" style:family="table-column">
      <style:table-column-properties fo:break-before="auto" style:column-width="31.367cm"/>
    </style:style>
    <style:style style:name="co5" style:family="table-column">
      <style:table-column-properties fo:break-before="auto" style:column-width="17.291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56f340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56f34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as de titre dans la balise titre</text:p>
          </table:table-cell>
          <table:table-cell table:style-name="ce7" office:value-type="string" calcext:value-type="string">
            <text:p>Il n’y a pas de titre dans la balise titre. Cela est mauvais pour le référencement et ne permet pas à l’utilisateur de voir le nom du titre dans l’onglet de son navigateur. Pire encore, cela empêche un bon référencement de la part de Google.</text:p>
          </table:table-cell>
          <table:table-cell table:style-name="ce7" office:value-type="string" calcext:value-type="string">
            <text:p>Ajout du nom du site et d’un titre pour permettre aux visiteurs de savoir où il se trouve et aussi pour faciliter le référencement par google. Cela permet aussi à Google d’afficher lors de la recherche les éléments essentiels pour les utilisateurs</text:p>
          </table:table-cell>
          <table:table-cell table:style-name="ce9" office:value-type="string" calcext:value-type="string">
            <text:p>Retirer le point et ajouter le nom du site ainsi que le titre avec les mots clefs les plus importants.</text:p>
          </table:table-cell>
          <table:table-cell table:style-name="ce7" office:value-type="string" calcext:value-type="string">
            <text:p><text:a xlink:href="https://developers.google.com/search/docs/advanced/appearance/good-titles-snippets?hl=fr" xlink:type="simple">https://developers.google.com/search/docs/advanced/appearance/good-titles-snippets?hl=fr</text:a></text:p>
          </table:table-cell>
          <table:table-cell table:style-name="ce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Annuaire de liens dans le footer</text:p>
          </table:table-cell>
          <table:table-cell table:style-name="ce7" office:value-type="string" calcext:value-type="string">
            <text:p>Il y a un annuaire de liens dans le footer. C’est une très mauvaise pratique. Google peut sanctionner la page</text:p>
          </table:table-cell>
          <table:table-cell table:style-name="ce7" office:value-type="string" calcext:value-type="string">
            <text:p><text:s/>Mettre les liens relatifs aux contenu dans une balise ancre</text:p>
          </table:table-cell>
          <table:table-cell table:style-name="ce9" office:value-type="string" calcext:value-type="string">
            <text:p>Supprimer les liens commercialisés dans le footer </text:p>
          </table:table-cell>
          <table:table-cell table:style-name="ce7" office:value-type="string" calcext:value-type="string">
            <text:p><text:a xlink:href="https://www.redacteur.com/blog/seo-liens-penalisant-google/" xlink:type="simple">https://www.redacteur.com/blog/seo-liens-penalisant-google/</text:a> <text:a xlink:href="https://www.semjuice.com/blog/liens-toxiques-detection-suppression-ameliorer-seo-m36" xlink:type="simple">https://www.semjuice.com/blog/liens-toxiques-detection-suppression-ameliorer-seo-m36</text:a></text:p>
          </table:table-cell>
          <table:table-cell table:style-name="ce7"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le lien style css n’est pas actif</text:p>
          </table:table-cell>
          <table:table-cell table:style-name="ce7" office:value-type="string" calcext:value-type="string">
            <text:p>Le lien <text:s/>style css est mal nommé et ne peut faire le lien avec la page html</text:p>
          </table:table-cell>
          <table:table-cell table:style-name="ce7" office:value-type="string" calcext:value-type="string">
            <text:p>Toujours avoir un nom et un lien style css</text:p>
          </table:table-cell>
          <table:table-cell table:style-name="ce9" office:value-type="string" calcext:value-type="string">
            <text:p>Ajouter le lien style css pour lier la page html</text:p>
          </table:table-cell>
          <table:table-cell table:style-name="ce7" office:value-type="string" calcext:value-type="string">
            <text:p><text:a xlink:href="https://www.ionos.fr/digitalguide/sites-internet/web-design/integrer-du-css-dans-une-page-html/#:~:text=Intégrer%20du%20CSS%20dans%20une%20page%20HTML%20%3A,Intégrer%20le%20CSS%20avec%20un%20fichier%20externe.%20" xlink:type="simple">https://www.ionos.fr/digitalguide/sites-internet/web-design/integrer-du-css-dans-une-page-html/#:~:text=Int%C3%A9grer%20du%20CSS%20dans%20une%20page%20HTML%20%3A,Int%C3%A9grer%20le%20CSS%20avec%20un%20fichier%20externe.%20</text:a></text:p>
          </table:table-cell>
          <table:table-cell table:style-name="ce7"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>
            <text:p>Accessibilité</text:p>
          </table:table-cell>
          <table:table-cell table:style-name="ce7" office:value-type="string" calcext:value-type="string">
            <text:p>L’élément HTML n’a pas de balise LANG valide</text:p>
          </table:table-cell>
          <table:table-cell table:style-name="ce7" office:value-type="string" calcext:value-type="string">
            <text:p>L’élément HTML n’a pas de balise LANG, cela est important pour que les outils d’accessibilité comme les lecteurs d’écrans puissent correctement prononcer les mots</text:p>
          </table:table-cell>
          <table:table-cell table:style-name="ce7" office:value-type="string" calcext:value-type="string">
            <text:p>Toujours avoir une balise LANG</text:p>
          </table:table-cell>
          <table:table-cell table:style-name="ce9" office:value-type="string" calcext:value-type="string">
            <text:p>Ajouter FR à la balise LANG</text:p>
          </table:table-cell>
          <table:table-cell table:style-name="ce7" office:value-type="string" calcext:value-type="string">
            <text:p><text:a xlink:href="https://www.w3.org/International/questions/qa-html-language-declarations.fr" xlink:type="simple">https://www.w3.org/International/questions/qa-html-language-declarations.fr</text:a></text:p>
          </table:table-cell>
          <table:table-cell table:style-name="ce7"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>
            <text:p>Accessibilité</text:p>
          </table:table-cell>
          <table:table-cell table:style-name="ce7" office:value-type="string" calcext:value-type="string">
            <text:p>Mauvais ordre des balises heading</text:p>
          </table:table-cell>
          <table:table-cell table:style-name="ce7" office:value-type="string" calcext:value-type="string">
            <text:p>Les balises heading ne sont pas dans le bon ordre, notamment le H3 text center qui devrait être un H2</text:p>
          </table:table-cell>
          <table:table-cell table:style-name="ce7" office:value-type="string" calcext:value-type="string">
            <text:p>Avoir un heading cohérent pour permettre aux logiciels d’accessibilité de mieux comprendre et lire la page</text:p>
          </table:table-cell>
          <table:table-cell table:style-name="ce9" office:value-type="string" calcext:value-type="string">
            <text:p>Changer le H3 par un H2</text:p>
          </table:table-cell>
          <table:table-cell table:style-name="ce7" office:value-type="string" calcext:value-type="string">
            <text:p><text:a xlink:href="https://web.dev/heading-order/" xlink:type="simple">https://web.dev/heading-order/</text:a></text:p>
          </table:table-cell>
          <table:table-cell table:style-name="ce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Accessibilité</text:p>
          </table:table-cell>
          <table:table-cell table:style-name="ce7" office:value-type="string" calcext:value-type="string">
            <text:p>Format des images pas optimisé</text:p>
          </table:table-cell>
          <table:table-cell table:style-name="ce7" office:value-type="string" calcext:value-type="string">
            <text:p>Le format des images n’est pas optimisé ce qui ralentit la vitesse du site</text:p>
          </table:table-cell>
          <table:table-cell table:style-name="ce7" office:value-type="string" calcext:value-type="string">
            <text:p>Favoriser des formats rapide à charger</text:p>
          </table:table-cell>
          <table:table-cell table:style-name="ce7" office:value-type="string" calcext:value-type="string">
            <text:p>Optimiser les images jpg,bmp</text:p>
          </table:table-cell>
          <table:table-cell table:style-name="ce7" office:value-type="string" calcext:value-type="string">
            <text:p><text:a xlink:href="http://www.imageoptimizer.net/Pages/Home.aspx" xlink:type="simple">http://www.imageoptimizer.net/Pages/Home.aspx</text:a></text:p>
          </table:table-cell>
          <table:table-cell table:style-name="ce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Accessibilité</text:p>
          </table:table-cell>
          <table:table-cell table:style-name="ce7" office:value-type="string" calcext:value-type="string">
            <text:p>Le texte est coupé en mobile parce qu’il s’agit d’une image</text:p>
          </table:table-cell>
          <table:table-cell table:style-name="ce7" office:value-type="string" calcext:value-type="string">
            <text:p>Les images de texte se coupent en responsive. C’est d’autant plus un problème qu’elles sont inutiles parce que le contenu peut être écrit entre des balises h ou p. Les images servent à illustrer du contenu et alourdissent la page.</text:p>
          </table:table-cell>
          <table:table-cell table:style-name="ce7" office:value-type="string" calcext:value-type="string">
            <text:p>N’utiliser des images que lorsque c’est nécessaire.</text:p>
          </table:table-cell>
          <table:table-cell table:style-name="ce7" office:value-type="string" calcext:value-type="string">
            <text:p>Supprimer les images de texte et les remplacer par des balises avec du texte à l’intérieur.</text:p>
          </table:table-cell>
          <table:table-cell table:style-name="ce7" office:value-type="string" calcext:value-type="string">
            <text:p><text:a xlink:href="https://www.w3.org/WAI/standards-guidelines/mobile/" xlink:type="simple">https://www.w3.org/WAI/standards-guidelines/mobile/</text:a></text:p>
          </table:table-cell>
          <table:table-cell table:style-name="ce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roblème au niveau des liens reseaux sociaux dans le footer</text:p>
          </table:table-cell>
          <table:table-cell table:style-name="ce7" office:value-type="string" calcext:value-type="string">
            <text:p>Plusieurs éléments des liens de reseaux sociaux dans le footer sont vide et ne peuvent mener aux reseaux sociaux</text:p>
          </table:table-cell>
          <table:table-cell table:style-name="ce7" office:value-type="string" calcext:value-type="string">
            <text:p>Il est généralement bon d’avoir des liens vers les différents réseaux sociaux dans le footer </text:p>
          </table:table-cell>
          <table:table-cell table:style-name="ce7" office:value-type="string" calcext:value-type="string">
            <text:p>ajouter <text:s/>tous les liens sociaux dans le footer</text:p>
          </table:table-cell>
          <table:table-cell table:style-name="ce7" office:value-type="string" calcext:value-type="string">
            <text:p><text:a xlink:href="https://www.alioze.com/footer" xlink:type="simple">https://www.alioze.com/footer</text:a></text:p>
          </table:table-cell>
          <table:table-cell table:style-name="ce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as de balise meta robots</text:p>
          </table:table-cell>
          <table:table-cell table:style-name="ce7" office:value-type="string" calcext:value-type="string">
            <text:p>la page ne sera pas vue et exploré par les moteurs de recherche</text:p>
          </table:table-cell>
          <table:table-cell table:style-name="ce7" office:value-type="string" calcext:value-type="string">
            <text:p>utiliser une balise meta robots pour les moteurs de recherche avec les directives follow pour toutes les pages et index pour l’indexation</text:p>
          </table:table-cell>
          <table:table-cell table:style-name="ce7" office:value-type="string" calcext:value-type="string">
            <text:p>Ajouter un balise meta robots</text:p>
          </table:table-cell>
          <table:table-cell table:style-name="ce7" office:value-type="string" calcext:value-type="string">
            <text:p><text:span text:style-name="T1"><text:a xlink:href="https://smartkeyword.io/seo-technique-seo-balise-meta-robots/" xlink:type="simple">https://smartkeyword.io/seo-technique-seo-balise-meta-robots/</text:a></text:span></text:p>
          </table:table-cell>
          <table:table-cell table:style-name="ce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EO</text:p>
          </table:table-cell>
          <table:table-cell table:style-name="ce7" office:value-type="string" calcext:value-type="string">
            <text:p>Pas de balise meta description</text:p>
          </table:table-cell>
          <table:table-cell table:style-name="ce7" office:value-type="string" calcext:value-type="string">
            <text:p>l’absence de balise meta description ne permet pas de gerer le contenu de sa page et de laisser les moteurs de recherche (google) le faire</text:p>
          </table:table-cell>
          <table:table-cell table:style-name="ce7" office:value-type="string" calcext:value-type="string">
            <text:p>Utiliser une balise meta description avec des mots clés ciblés</text:p>
          </table:table-cell>
          <table:table-cell table:style-name="ce7" office:value-type="string" calcext:value-type="string">
            <text:p>Ajouter une balise meta description</text:p>
          </table:table-cell>
          <table:table-cell table:style-name="ce7" office:value-type="string" calcext:value-type="string">
            <text:p><text:a xlink:href="https://junto.fr/blog/meta-description/?utm_term=&amp;utm_campaign=SN+-+DSA+Large&amp;utm_source=adwords&amp;utm_medium=ppc&amp;hsa_acc=3702422114&amp;hsa_cam=1471453665&amp;hsa_grp=55136159217&amp;hsa_ad=480403652281&amp;hsa_src=g&amp;hsa_tgt=dsa-19959388920&amp;hsa_kw=&amp;hsa_mt=b&amp;hsa_net=adwords&amp;hsa_ver=3&amp;gclid=EAIaIQobChMIlbec9Iaf9AIVOIKDBx03Zw-nEAAYAiAAEgKKc_D_BwE" xlink:type="simple">https://junto.fr/blog/meta-description/?utm_term=&amp;utm_campaign=SN+-+DSA+Large&amp;utm_source=adwords&amp;utm_medium=ppc&amp;hsa_acc=3702422114&amp;hsa_cam=1471453665&amp;hsa_grp=55136159217&amp;hsa_ad=480403652281&amp;hsa_src=g&amp;hsa_tgt=dsa-19959388920&amp;hsa_kw=&amp;hsa_mt=b&amp;hsa_net=adwords&amp;hsa_ver=3&amp;gclid=EAIaIQobChMIlbec9Iaf9AIVOIKDBx03Zw-nEAAYAiAAEgKKc_D_BwE</text:a></text:p>
          </table:table-cell>
          <table:table-cell table:style-name="ce7" table:number-columns-repeated="1018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5:38:46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1-11-17T15:39:37.278000000</dc:date>
    <meta:generator>LibreOffice/7.1.4.2$Windows_X86_64 LibreOffice_project/a529a4fab45b75fefc5b6226684193eb000654f6</meta:generator>
    <meta:editing-duration>PT8H57M42S</meta:editing-duration>
    <meta:editing-cycles>14</meta:editing-cycles>
    <meta:document-statistic meta:table-count="1" meta:cell-count="67" meta:object-count="0"/>
    <meta:user-defined meta:name="AppVersion">15.0300</meta:user-defined>
  </office:meta>
</office:document-meta>
</file>